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3.0597in" style:rel-column-width="28955*"/>
    </style:style>
    <style:style style:name="horizontallist.B" style:family="table-column">
      <style:table-column-properties style:column-width="3.8653in" style:rel-column-width="36580*"/>
    </style:style>
    <style:style style:name="Table1" style:family="table">
      <style:table-properties style:width="6.925in" table:align="margins"/>
    </style:style>
    <style:style style:name="Table1.A" style:family="table-column">
      <style:table-column-properties style:column-width="2.9431in" style:rel-column-width="27851*"/>
    </style:style>
    <style:style style:name="Table1.B" style:family="table-column">
      <style:table-column-properties style:column-width="3.9819in" style:rel-column-width="37684*"/>
    </style:style>
    <style:style style:name="Table2" style:family="table">
      <style:table-properties style:width="6.925in" table:align="margins"/>
    </style:style>
    <style:style style:name="Table2.A" style:family="table-column">
      <style:table-column-properties style:column-width="1.6931in" style:rel-column-width="16022*"/>
    </style:style>
    <style:style style:name="Table2.B" style:family="table-column">
      <style:table-column-properties style:column-width="5.2319in" style:rel-column-width="49513*"/>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9326in" style:rel-column-width="37216*"/>
    </style:style>
    <style:style style:name="Table4.B" style:family="table-column">
      <style:table-column-properties style:column-width="2.9924in" style:rel-column-width="28319*"/>
    </style:style>
    <style:style style:name="Table5" style:family="table">
      <style:table-properties style:width="6.925in" table:align="margins"/>
    </style:style>
    <style:style style:name="Table5.A" style:family="table-column">
      <style:table-column-properties style:column-width="2.3181in" style:rel-column-width="21937*"/>
    </style:style>
    <style:style style:name="Table5.B" style:family="table-column">
      <style:table-column-properties style:column-width="4.6069in" style:rel-column-width="43598*"/>
    </style:style>
    <style:style style:name="Table6" style:family="table">
      <style:table-properties style:width="6.925in" table:align="margins" fo:keep-with-next="always"/>
    </style:style>
    <style:style style:name="Table6.A" style:family="table-column">
      <style:table-column-properties style:column-width="2.5653in" style:rel-column-width="24276*"/>
    </style:style>
    <style:style style:name="Table6.B" style:family="table-column">
      <style:table-column-properties style:column-width="4.3597in" style:rel-column-width="41259*"/>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text-body">
      <style:paragraph-properties fo:break-before="page"/>
    </style:style>
    <style:style style:name="P5" style:family="paragraph" style:parent-style-name="sect1" style:list-style-name=""/>
    <style:style style:name="P6" style:family="paragraph" style:parent-style-name="sect1">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ect3" style:list-style-name=""/>
    <style:style style:name="P14" style:family="paragraph" style:parent-style-name="sect3">
      <style:paragraph-properties fo:break-before="page"/>
    </style:style>
    <style:style style:name="P15" style:family="paragraph" style:parent-style-name="_2a__20_RA-Code" style:list-style-name="L2"/>
    <style:style style:name="P16" style:family="paragraph" style:parent-style-name="_2a__20_RA-Code" style:list-style-name="L5"/>
    <style:style style:name="P17" style:family="paragraph" style:parent-style-name="text-body" style:list-style-name="L2"/>
    <style:style style:name="P18" style:family="paragraph" style:parent-style-name="sect2" style:list-style-name=""/>
    <style:style style:name="P19" style:family="paragraph" style:parent-style-name="sect2">
      <style:paragraph-properties fo:break-before="page"/>
    </style:style>
    <style:style style:name="P20" style:family="paragraph" style:parent-style-name="_2a__20_RA-Content" style:list-style-name="L2"/>
    <style:style style:name="P21" style:family="paragraph" style:parent-style-name="_2a__20_RA-Content" style:list-style-name="L3"/>
    <style:style style:name="P22" style:family="paragraph" style:parent-style-name="Text_20_body" style:list-style-name="L2"/>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Dell Proof of Concept Deployment Guide</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changing the IP and MAC information to reflect the puppet data, change the <text:span text:style-name="_2a__20_RA-UI_20_Element">ignore_puppet_facts_for_provisioning</text:span> setting.</text:p>
      <text:list xml:id="list9051662329374998676" text:style-name="L1">
        <text:list-item>
          <text:p text:style-name="P7">Log into the Foreman user interface. </text:p>
        </text:list-item>
        <text:list-item>
          <text:p text:style-name="P7">Move the mouse over the <text:span text:style-name="_2a__20_RA-UI_20_Element">Administer</text:span> drop down menu on the right side of the interface. </text:p>
        </text:list-item>
        <text:list-item>
          <text:p text:style-name="P7">Select <text:span text:style-name="_2a__20_RA-UI_20_Element">Settings</text:span> from the menu. </text:p>
        </text:list-item>
        <text:list-item>
          <text:p text:style-name="P7">Select the <text:span text:style-name="_2a__20_RA-UI_20_Element">Provisioning</text:span> tab. </text:p>
        </text:list-item>
        <text:list-item>
          <text:p text:style-name="P7">Select Value for the<text:span text:style-name="_2a__20_RA-UI_20_Element"> ignore_puppet_facts_for_provisioning</text:span> setting. </text:p>
          <text:list>
            <text:list-item>
              <text:p text:style-name="P7">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text:span text:style-name="_2a__20_RA-Software_20_Name">hammer</text:span> command is used to more easily perform the configurations. Usage of the <text:span text:style-name="_2a__20_RA-Software_20_Name">hammer</text:span> command requires identifiers for the various pieces of information stored within the Foreman server. This includes identifiers for the defined installation media, partitions, templates, hosts, as well as other items.</text:p>
      <text:p text:style-name="text-body">A checklist file, <text:span text:style-name="_2a__20_RA-File">dell-poc-checklist.pdf</text:span>, is available to easily keep track of this information. </text:p>
      <text:p text:style-name="text-body">Download and print the Dell POC Checklist from <text:a xlink:type="simple" xlink:href="https://wiki.opencrowbar.org/pages/viewpage.action?pageId=6326050" text:style-name="Internet_20_link" text:visited-style-name="Visited_20_Internet_20_Link">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file called <text:span text:style-name="_2a__20_RA-File">dell-poc-deploy.tgz</text:span>. This TAR file is available from <text:a xlink:type="simple" xlink:href="https://wiki.opencrowbar.org/pages/viewpage.action?pageId=6326050" text:style-name="Internet_20_link" text:visited-style-name="Visited_20_Internet_20_Link">https://wiki.opencrowbar.org/pages/viewpage.action?pageId=6326050</text:a>.</text:p>
      <text:p text:style-name="text-body">Download the tar file and unzip it into the<text:span text:style-name="_2a__20_RA-File"> /root/poc</text:span> directory..</text:p>
      <text:p text:style-name="_2a__20_RA-Code"># cd /root<text:line-break/><text:line-break/># tar xzvf /PATH/TO/FILE/dell-poc-deploy.tgz</text:p>
      <text:p text:style-name="Text_20_body"/>
      <text:h text:style-name="sect2" text:outline-level="2">Version Locking</text:h>
      <text:p text:style-name="text-body">All RPMs on the Foreman VM, OpenStack Controller node, and OpenStack Compute nodes are locked to specific versions. <text:s/>This is to ensure that the software on these nodes is the <text:soft-page-break/>same software that has been tested and validated by Dell. <text:s/>To allow updating RPMs on these nodes, see Appendix A.</text:p>
      <text:p text:style-name="text-body">Execute the following command to make the version locking files available during node provisioning:</text:p>
      <text:p text:style-name="_2a__20_RA-Code"># cp -r /root/dell-poc-deploy/vlock_files /usr/share/foreman/public</text:p>
      <text:h text:style-name="sect2" text:outline-level="2"><text:bookmark-start text:name="_the_hammer_command"/>The Hammer Command<text:bookmark-end text:name="_the_hammer_command"/></text:h>
      <text:list xml:id="list453871063048768518" text:style-name="L2">
        <text:list-item>
          <text:p text:style-name="P8">Install the packages that contain the <text:span text:style-name="_2a__20_RA-Software_20_Name">hammer</text:span> command. </text:p>
          <text:p text:style-name="P15"># yum -y install "*hammer*"</text:p>
          <text:p text:style-name="P22"/>
          <text:p text:style-name="P17">This should install the following packages:</text:p>
          <text:list>
            <text:list-item>
              <text:p text:style-name="P8"><text:span text:style-name="_2a__20_RA-Software_20_Name">rubygem-hammer_cli-doc-0.1.1-12.el6sat.noarch</text:span> </text:p>
            </text:list-item>
            <text:list-item>
              <text:p text:style-name="P8"><text:span text:style-name="_2a__20_RA-Software_20_Name">rubygem-hammer_cli-0.1.1-12.el6sat.noarch</text:span> </text:p>
            </text:list-item>
            <text:list-item>
              <text:p text:style-name="P8"><text:span text:style-name="_2a__20_RA-Software_20_Name">rubygem-hammer_cli_foreman-0.1.1-16.el6sat.noarch</text:span> </text:p>
            </text:list-item>
            <text:list-item>
              <text:p text:style-name="P8"><text:span text:style-name="_2a__20_RA-Software_20_Name">rubygem-hammer_cli_foreman-doc-0.1.1-16.el6sat.noarch</text:span> </text:p>
            </text:list-item>
          </text:list>
        </text:list-item>
        <text:list-item>
          <text:p text:style-name="P8">Configure the <text:span text:style-name="_2a__20_RA-Software_20_Name">hammer</text:span> command to display <text:span text:style-name="_2a__20_RA-Variable_20_Data">200</text:span> items per page. This just makes it easier to read everything. </text:p>
          <text:list>
            <text:list-item>
              <text:p text:style-name="P8">Replace the value for the <text:span text:style-name="_2a__20_RA-UI_20_Element">:per_page:</text:span> option in the<text:span text:style-name="_2a__20_RA-File"> /etc/hammer/cli_config.yml</text:span> file. </text:p>
            </text:list-item>
          </text:list>
        </text:list-item>
        <text:list-item>
          <text:p text:style-name="P8">Configure the <text:span text:style-name="_2a__20_RA-Software_20_Name">hammer</text:span> command to not prompt for a username/password when connecting. </text:p>
          <text:list>
            <text:list-item>
              <text:p text:style-name="P8">Add the following to the beginning of the <text:span text:style-name="_2a__20_RA-File">/etc/hammer/cli_config.yml</text:span> file. Replace the name and password appropriately. </text:p>
              <text:p text:style-name="P20">:foreman:<text:line-break/> :username: 'admin'<text:line-break/> :password: 'changeme'</text:p>
              <text:p text:style-name="P22"/>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text-body">The <text:span text:style-name="_2a__20_RA-Software_20_Name">name</text:span> option should specify a name that is appropriate for the installation.</text:p>
      <text:p text:style-name="text-body">The <text:span text:style-name="_2a__20_RA-Software_20_Name">os-family</text:span> should remain Redhat in most cases.</text:p>
      <text:p text:style-name="text-body">The <text:span text:style-name="_2a__20_RA-Software_20_Name">path</text:span> option specifies the path or URL to the installation tree.</text:p>
      <text:h text:style-name="P13" text:outline-level="3"><text:soft-page-break/></text:h>
      <text:h text:style-name="P14" text:outline-level="3"><text:bookmark-start text:name="_satellite_server"/>Satellite Server<text:bookmark-end text:name="_satellite_server"/></text:h>
      <text:p text:style-name="text-body">The path included in the example below should work with most satellite installation, just replace <text:span text:style-name="_2a__20_RA-Variable_20_Data">SATELLITE_SERVER</text:span> with the appropriate FQDN.</text:p>
      <text:p text:style-name="_2a__20_RA-Code"># hammer medium create --name "Dell OSP Pilot" --os-family Redhat \<text:line-break/> <text:s/>--path 'http://SATELLITE_SERVER/ks/dist/ks-rhel-$arch-server-$major-$version'</text:p>
      <text:h text:style-name="sect3" text:outline-level="3" text:is-list-header="true"/>
      <text:h text:style-name="sect3" text:outline-level="3"><text:bookmark-start text:name="_local_iso_on_foreman_node"/>Local ISO on Foreman Node<text:bookmark-end text:name="_local_iso_on_foreman_node"/></text:h>
      <text:list xml:id="list386734230772923306" text:style-name="L3">
        <text:list-item>
          <text:p text:style-name="P9"><text:span text:style-name="_2a__20_RA-Software_20_Name">mkdir /usr/share/foreman/public/iso </text:span></text:p>
        </text:list-item>
        <text:list-item>
          <text:p text:style-name="P9">Copy the RHEL7 iso to the <text:span text:style-name="_2a__20_RA-File">/root</text:span> directory of the foreman node </text:p>
        </text:list-item>
        <text:list-item>
          <text:p text:style-name="P9">Edit <text:span text:style-name="_2a__20_RA-File">/etc/fstab</text:span> </text:p>
        </text:list-item>
        <text:list-item>
          <text:p text:style-name="P9">Add the following line to the end: </text:p>
          <text:list>
            <text:list-header>
              <text:p text:style-name="P21">/root/RHEL-7.0-Server-x86_64-dvd.iso /usr/share/foreman/public/iso iso9660 loop,ro 0 0</text:p>
            </text:list-header>
          </text:list>
        </text:list-item>
        <text:list-item>
          <text:p text:style-name="P9"><text:span text:style-name="_2a__20_RA-Software_20_Name">mount -a </text:span></text:p>
        </text:list-item>
      </text:list>
      <text:p text:style-name="_2a__20_RA-Code">hammer medium create --name "Dell OSP Pilot" --os-family Redhat \<text:line-break/> <text:s/>--path 'http://FOREMAN_SERVER/iso'</text:p>
      <text:h text:style-name="sect3" text:outline-level="3" text:is-list-header="true"/>
      <text:h text:style-name="sect3" text:outline-level="3"><text:bookmark-start text:name="_local_iso_on_solution_admin_host"/>Local ISO on Solution Admin Host<text:bookmark-end text:name="_local_iso_on_solution_admin_host"/></text:h>
      <text:list xml:id="list9166899956709219652" text:style-name="L4">
        <text:list-item>
          <text:p text:style-name="P10">On the Solution Admin Host: </text:p>
          <text:list>
            <text:list-item>
              <text:p text:style-name="P10"><text:span text:style-name="_2a__20_RA-Software_20_Name">yum install httpd</text:span> </text:p>
            </text:list-item>
            <text:list-item>
              <text:p text:style-name="P10">Configure <text:span text:style-name="_2a__20_RA-Software_20_Name">httpd</text:span> with any options you want. Defaults will work, but are not secure. </text:p>
            </text:list-item>
            <text:list-item>
              <text:p text:style-name="P10">copy the ISO to the SAH in <text:span text:style-name="_2a__20_RA-File">/store/data/iso</text:span> </text:p>
            </text:list-item>
            <text:list-item>
              <text:p text:style-name="P10"><text:span text:style-name="_2a__20_RA-Software_20_Name">"mount -o loop ISO NAME /mnt"</text:span> </text:p>
            </text:list-item>
            <text:list-item>
              <text:p text:style-name="P10"><text:span text:style-name="_2a__20_RA-Software_20_Name">"mkdir /store/data/iso/RHEL6.5"</text:span> (Name of the OS) </text:p>
            </text:list-item>
            <text:list-item>
              <text:p text:style-name="P10"><text:span text:style-name="_2a__20_RA-Software_20_Name">"rsync -av /mnt/ /store/data/iso/RHEL6.5"</text:span> </text:p>
            </text:list-item>
            <text:list-item>
              <text:p text:style-name="P10"><text:span text:style-name="_2a__20_RA-Software_20_Name">"umount /mnt"</text:span> </text:p>
            </text:list-item>
            <text:list-item>
              <text:p text:style-name="P10"><text:span text:style-name="_2a__20_RA-Software_20_Name">"ln -s /store/data/iso/RHEL6.5 RHEL6.5"</text:span> </text:p>
            </text:list-item>
          </text:list>
        </text:list-item>
        <text:list-item>
          <text:p text:style-name="P10">Validate the web interface works </text:p>
          <text:list>
            <text:list-header>
              <text:p text:style-name="P10">http://ipaddress of foreman/RHEL6.5/README</text:p>
            </text:list-header>
          </text:list>
        </text:list-item>
      </text:list>
      <text:h text:style-name="sect2" text:outline-level="2"><text:bookmark-start text:name="_note_the_medium_id"/>Note the Medium ID<text:bookmark-end text:name="_note_the_medium_id"/></text:h>
      <text:p text:style-name="text-body">After the medium is created, execute the <text:span text:style-name="_2a__20_RA-Software_20_Name">hammer medium list</text:span> command.</text:p>
      <text:p text:style-name="text-body">Take note of the ID (first column) for the newly created medium. This will be needed later.</text:p>
      <text:h text:style-name="sect2" text:outline-level="2"><text:bookmark-start text:name="_configure_the_partition_tables"/><text:soft-page-break/>Configure the Partition Tables<text:bookmark-end text:name="_configure_the_partition_tables"/></text:h>
      <text:p text:style-name="text-body">Configure the partition tables that the provisioned hosts will use. These partition tables are provided in two files.</text:p>
      <table:table table:name="horizontallist" table:style-name="horizontallist">
        <table:table-column table:style-name="horizontallist.A"/>
        <table:table-column table:style-name="horizontallist.B"/>
        <table:table-row>
          <table:table-cell office:value-type="string">
            <text:p text:style-name="P3">dell-poc-controller.partition </text:p>
          </table:table-cell>
          <table:table-cell office:value-type="string">
            <text:p text:style-name="Standard">Partition table for the POC controller nodes. </text:p>
          </table:table-cell>
        </table:table-row>
        <table:table-row>
          <table:table-cell office:value-type="string">
            <text:p text:style-name="P3">dell-poc-compute.partition </text:p>
          </table:table-cell>
          <table:table-cell office:value-type="string">
            <text:p text:style-name="Standard">Partition table for the POC compute nodes. </text:p>
          </table:table-cell>
        </table:table-row>
      </table:table>
      <text:p text:style-name="text-body">Use the <text:span text:style-name="_2a__20_RA-Software_20_Name">hammer partition-table create</text:span> command to install the partition tables. Specify an appropriate <text:span text:style-name="_2a__20_RA-Variable_20_Data">NAME</text:span> for each partition table and specify the file that contains the data. Install only the needed partition tables.</text:p>
      <text:p text:style-name="_2a__20_RA-Code"># hammer partition-table create --name dell-poc-controller --os-family Redhat \<text:line-break/> <text:s/>--file /root/poc/dell-poc-controller.partition<text:line-break/><text:line-break/># hammer partition-table create --name dell-poc-compute --os-family Redhat \<text:line-break/> <text:s/>--file /root/poc/dell-poc-compute.partition</text:p>
      <text:p text:style-name="Text_20_body"/>
      <text:p text:style-name="text-body">After the partition tables are created, execute the <text:span text:style-name="_2a__20_RA-Software_20_Name">hammer partition-table list</text:span> command.</text:p>
      <text:p text:style-name="text-body">Take note of the ID’s of the newly created partition tables.</text:p>
      <text:h text:style-name="P18" text:outline-level="2"/>
      <text:h text:style-name="P19" text:outline-level="2"><text:bookmark-start text:name="_configure_the_operating_systems"/>Configure the Operating Systems<text:bookmark-end text:name="_configure_the_operating_systems"/></text:h>
      <text:p text:style-name="text-body">A operating system definition for <text:span text:style-name="_2a__20_RA-Software_20_Name">Red Hat Enterprise Linux 6.5</text:span> was created when the Foreman server registered with itself. But a definition for <text:span text:style-name="_2a__20_RA-Software_20_Name">Red Hat Enterprise Linux 7.0</text:span> was not.</text:p>
      <text:p text:style-name="text-body">Create a new operating system definition for <text:span text:style-name="_2a__20_RA-Software_20_Name">Red Hat Enterprise Linux 7.0</text:span>.</text:p>
      <text:p text:style-name="text-body">Use the <text:span text:style-name="_2a__20_RA-Software_20_Name">hammer os create</text:span> command to create the definition.</text:p>
      <text:p text:style-name="listingblock"># hammer os create --name "RedHat" --major 7 --minor 0 --family Redhat</text:p>
      <text:p text:style-name="text-body">After creating the operating system, execute the <text:span text:style-name="_2a__20_RA-Software_20_Name">hammer os list</text:span> command.</text:p>
      <text:p text:style-name="text-body">Take note of the ID’s for the new <text:span text:style-name="_2a__20_RA-Software_20_Name">RedHat 6.5</text:span> and<text:span text:style-name="_2a__20_RA-Software_20_Name"> RedHat 7.0</text:span> operating systems.</text:p>
      <text:p text:style-name="text-body">Associate the <text:span text:style-name="_2a__20_RA-Software_20_Name">x86_64</text:span> architecture with the <text:span text:style-name="_2a__20_RA-Software_20_Name">RedHat 6.5</text:span> and <text:span text:style-name="_2a__20_RA-Software_20_Name">RedHat 7.0 </text:span>operating systems.</text:p>
      <text:p text:style-name="text-body">Execute the <text:span text:style-name="_2a__20_RA-Software_20_Name">hammer os add-architecture</text:span> command for each operating systems ID.</text:p>
      <text:p text:style-name="_2a__20_RA-Code"># hammer os add-architecture --architecture x86_64 --id RHEL6.5_OS_ID<text:line-break/><text:line-break/># hammer os add-architecture --architecture x86_64 --id RHEL7.0_OS_ID</text:p>
      <text:p text:style-name="Text_20_body"/>
      <text:p text:style-name="text-body">The appropriate partition tables need associated with the operating systems.</text:p>
      <text:p text:style-name="text-body">Use the <text:span text:style-name="_2a__20_RA-Software_20_Name">hammer os add-ptable</text:span> command to associate the appropriate partition tables to the operating system Id.</text:p>
      <text:p text:style-name="text-body">This command must be executed four times, once for each combination of partition table and the <text:span text:style-name="_2a__20_RA-Software_20_Name">RedHat 6.5</text:span> and <text:span text:style-name="_2a__20_RA-Software_20_Name">RedHat 7.0</text:span> operating system IDs.</text:p>
      <text:p text:style-name="_2a__20_RA-Code"># hammer os add-ptable --ptable-id P_ID --id OS_ID</text:p>
      <text:p text:style-name="Text_20_body"/>
      <text:h text:style-name="sect2"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_20_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text:soft-page-break/>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3">dell-osp-ks.template </text:p>
          </table:table-cell>
          <table:table-cell office:value-type="string">
            <text:p text:style-name="Standard">Provisioning template that provides the kickstart file. </text:p>
          </table:table-cell>
        </table:table-row>
        <table:table-row>
          <table:table-cell office:value-type="string">
            <text:p text:style-name="P3">dell-osp-pxe.template </text:p>
          </table:table-cell>
          <table:table-cell office:value-type="string">
            <text:p text:style-name="Standard">PXE template that contains the PXE configuration.. </text:p>
          </table:table-cell>
        </table:table-row>
        <table:table-row>
          <table:table-cell office:value-type="string">
            <text:p text:style-name="P3">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3">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6.5, OS_ID_RH7.0" --file /root/poc/dell-osp-ks.template<text:line-break/><text:line-break/># hammer template create --name "Dell OpenStack PXE Template" --type PXELinux \<text:line-break/> <text:s/>--operatingsystem-ids "OS_ID_RH6.5, OS_ID_RH7.0" --file /root/poc/dell-osp-pxe.template<text:line-break/><text:line-break/># hammer template create --name "bond_interfaces" --type snippet \<text:line-break/> <text:s/>--file /root/poc/bonding_snippet.template<text:line-break/><text:line-break/># hammer template create --name "interface_config" --type snippet \<text:line-break/> <text:s/>--file /root/poc/interface_config.template</text:p>
      <text:p text:style-name="Text_20_body"/>
      <text:p text:style-name="text-body">After the templates are created, use the <text:span text:style-name="_2a__20_RA-Software_20_Name">hammer template list</text:span> command to determine the IDs of the templates.</text:p>
      <text:p text:style-name="text-body"/>
      <text:p text:style-name="P4">The provisioning and PXE templates must be associated with the operating systems. Use the <text:span text:style-name="_2a__20_RA-Software_20_Name">hammer os update</text:span> command to update the template associations.</text:p>
      <text:p text:style-name="text-body">Execute the following command for each of the <text:span text:style-name="_2a__20_RA-Software_20_Name">RedHat 6.5</text:span> and <text:span text:style-name="_2a__20_RA-Software_20_Name">RedHat 7.0 </text:span>IDs. This command also associates the installation medium to the operating system.</text:p>
      <text:p text:style-name="_2a__20_RA-Code"># hammer os update --config-template-ids "KS_ID, PXE_ID" \<text:line-break/> <text:s/>--medium-ids MEDIUM_ID --id OS_ID</text:p>
      <text:p text:style-name="Text_20_body"/>
      <text:p text:style-name="text-body">The templates are now associated with the operating systems, they must now be set as the default templates for the operating systems.</text:p>
      <text:p text:style-name="text-body">Execute the <text:span text:style-name="_2a__20_RA-Software_20_Name">hammer os set-default </text:span>template command for each template and operating system combination. The command should be executed four times in total.</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6.5<text:line-break/>Release name:<text:line-break/>Family: <text:s text:c="12"/>Redhat<text:line-break/>Name: <text:s text:c="14"/>RedHat<text:line-break/>Major version: <text:s text:c="5"/>6<text:line-break/>Minor version: <text:s text:c="5"/>5<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18" text:outline-level="2"/>
      <text:h text:style-name="P19"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ropriate IDs.</text:p>
      <text:list xml:id="list5005568228853069743" text:style-name="L5">
        <text:list-item>
          <text:p text:style-name="P11">Environments </text:p>
          <text:p text:style-name="P16"># hammer environment list</text:p>
          <text:p text:style-name="P11"/>
        </text:list-item>
        <text:list-item>
          <text:p text:style-name="P11">Domains </text:p>
          <text:p text:style-name="P16"># hammer domain list</text:p>
          <text:p text:style-name="P11"/>
        </text:list-item>
        <text:list-item>
          <text:p text:style-name="P11">Puppet Proxy </text:p>
          <text:p text:style-name="P16"># hammer proxy list</text:p>
          <text:p text:style-name="P11"/>
        </text:list-item>
        <text:list-item>
          <text:p text:style-name="P11">Architectures </text:p>
          <text:p text:style-name="P16"># hammer architecture list</text:p>
        </text:list-item>
      </text:list>
      <text:h text:style-name="sect2" text:outline-level="2" text:is-list-header="true"/>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2218877070524789980" text:style-name="L6">
        <text:list-item>
          <text:p text:style-name="P12">Log into the Foreman UI. </text:p>
        </text:list-item>
        <text:list-item>
          <text:p text:style-name="P12">Select the <text:span text:style-name="_2a__20_RA-UI_20_Element">Administer</text:span> drop down on the top right of the window. </text:p>
        </text:list-item>
        <text:list-item>
          <text:p text:style-name="P12">Select <text:span text:style-name="_2a__20_RA-UI_20_Element">Settings</text:span>. Select the <text:span text:style-name="_2a__20_RA-UI_20_Element">Provisioning</text:span> tab. </text:p>
        </text:list-item>
        <text:list-item>
          <text:p text:style-name="P12">Edit the <text:span text:style-name="_2a__20_RA-UI_20_Element">ignore_puppet_facts_for_provisioning </text:span>setting and set it to <text:span text:style-name="_2a__20_RA-Variable_20_Data">true</text:span>. </text:p>
        </text:list-item>
      </text:list>
      <text:p text:style-name="asciidoc-pagebreak"/>
      <text:h text:style-name="sect1"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hammer <text:span text:style-name="_2a__20_RA-Software_20_Name">host create command</text:span>. Once the host is created, reset the variables for the next host and execute the same <text:span text:style-name="_2a__20_RA-Software_20_Name">hammer</text:span> command again.</text:p>
      <text:p text:style-name="text-body">Repeat this until all hosts are created. Make sure to change the root password on the command line as needed.</text:p>
      <table:table table:name="Table2" table:style-name="Table2">
        <table:table-column table:style-name="Table2.A"/>
        <table:table-column table:style-name="Table2.B"/>
        <table:table-row>
          <table:table-cell office:value-type="string">
            <text:p text:style-name="P3">NAME </text:p>
          </table:table-cell>
          <table:table-cell office:value-type="string">
            <text:p text:style-name="Standard">The host name of the provisioned host. </text:p>
          </table:table-cell>
        </table:table-row>
        <table:table-row>
          <table:table-cell office:value-type="string">
            <text:p text:style-name="P3">PTABLE </text:p>
          </table:table-cell>
          <table:table-cell office:value-type="string">
            <text:p text:style-name="Standard">The ID of the partition table that should be used when deploying this host. This ID is the same for all the compute nodes, but the controller uses a different partition table ID. </text:p>
          </table:table-cell>
        </table:table-row>
        <table:table-row>
          <table:table-cell office:value-type="string">
            <text:p text:style-name="P3">MAC </text:p>
          </table:table-cell>
          <table:table-cell office:value-type="string">
            <text:p text:style-name="Standard">The hardware address of the provisioning interface for the node. </text:p>
          </table:table-cell>
        </table:table-row>
      </table:table>
      <text:p text:style-name="text-body"/>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18" text:outline-level="2"/>
      <text:h text:style-name="P19" text:outline-level="2"><text:bookmark-start text:name="_configure_operating_system_updates"/>Configure Operating System Updates.<text:bookmark-end text:name="_configure_operating_system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3" table:style-name="Table3">
        <table:table-column table:style-name="Table3.A"/>
        <table:table-column table:style-name="Table3.B"/>
        <table:table-row>
          <table:table-cell office:value-type="string">
            <text:p text:style-name="P3">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3">subscription_manager_username </text:p>
          </table:table-cell>
          <table:table-cell office:value-type="string">
            <text:p text:style-name="Standard">The user name of the Subscription Manager account to register to. </text:p>
          </table:table-cell>
        </table:table-row>
        <table:table-row>
          <table:table-cell office:value-type="string">
            <text:p text:style-name="P3">subscription_manager_password </text:p>
          </table:table-cell>
          <table:table-cell office:value-type="string">
            <text:p text:style-name="Standard">The password for the Subscription Manager account. </text:p>
          </table:table-cell>
        </table:table-row>
        <table:table-row>
          <table:table-cell office:value-type="string">
            <text:p text:style-name="P3">subscription_manager_pool </text:p>
          </table:table-cell>
          <table:table-cell office:value-type="string">
            <text:p text:style-name="Standard">The ID of the pool to attach the host to. </text:p>
          </table:table-cell>
        </table:table-row>
        <table:table-row>
          <table:table-cell office:value-type="string">
            <text:p text:style-name="P3">subscription_manager_repos </text:p>
          </table:table-cell>
          <table:table-cell office:value-type="string">
            <text:p text:style-name="Standard">The repositories that should be enabled after the host is registered. </text:p>
          </table:table-cell>
        </table:table-row>
      </table:table>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4">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p text:style-name="text-body">These steps should be performed for both the <text:span text:style-name="_2a__20_RA-Software_20_Name">RedHat 6.5 </text:span>and <text:span text:style-name="_2a__20_RA-Software_20_Name">RedHat 7.0</text:span> operating systems. Define the <text:span text:style-name="_2a__20_RA-Variable_20_Data">OS_ID</text:span> variable to the ID of the operating system then execute the remaining commands.</text:p>
      <text:p text:style-name="text-body">Change the <text:span text:style-name="_2a__20_RA-Variable_20_Data">OS_ID</text:span> to the other ID and repeat the commands again.</text:p>
      <text:p text:style-name="text-body"/>
      <text:p text:style-name="P4">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name subscription_manager --value true<text:line-break/><text:line-break/># hammer os set-parameter --operatingsystem-id ${OS_ID} --name subscription_manager_username --value CHANGEME<text:line-break/><text:line-break/># hammer os set-parameter --operatingsystem-id ${OS_ID} --name subscription_manager_password --value 'CHANGEME'<text:line-break/><text:line-break/># hammer os set-parameter --operatingsystem-id ${OS_ID} --name subscription_manager_pool --value POOL_ID<text:line-break/><text:line-break/># hammer os set-parameter --operatingsystem-id ${OS_ID} --name subscription_manager_repos \<text:line-break/> <text:s text:c="3"/>--value "rhel-server-rhscl-7-rpms, rhel-7-server-rpms, rhel-7-server-openstack-5.0-rpms"</text:p>
      <text:p text:style-name="Text_20_body"/>
      <text:h text:style-name="sect3" text:outline-level="3"><text:bookmark-start text:name="_optional_proxy_settings"/>Optional Proxy Settings<text:bookmark-end text:name="_optional_proxy_settings"/></text:h>
      <text:p text:style-name="text-body">Proxy settings for the <text:span text:style-name="_2a__20_RA-Software_20_Name">subscription-manager</text:span> and <text:span text:style-name="_2a__20_RA-Software_20_Name">yum</text:span>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4" table:style-name="Table4">
        <table:table-column table:style-name="Table4.A"/>
        <table:table-column table:style-name="Table4.B"/>
        <table:table-row>
          <table:table-cell office:value-type="string">
            <text:p text:style-name="P3">subscription_manager_proxy </text:p>
          </table:table-cell>
          <table:table-cell office:value-type="string">
            <text:p text:style-name="Standard">The proxy server to use, if needed. </text:p>
          </table:table-cell>
        </table:table-row>
        <table:table-row>
          <table:table-cell office:value-type="string">
            <text:p text:style-name="P3">subscription_manager_proxy_port </text:p>
          </table:table-cell>
          <table:table-cell office:value-type="string">
            <text:p text:style-name="Standard">The proxy port to use, if needed. </text:p>
          </table:table-cell>
        </table:table-row>
        <table:table-row>
          <table:table-cell office:value-type="string">
            <text:p text:style-name="P3">subscription_manager_proxy_user </text:p>
          </table:table-cell>
          <table:table-cell office:value-type="string">
            <text:p text:style-name="Standard">The proxy username, if needed. </text:p>
          </table:table-cell>
        </table:table-row>
        <table:table-row>
          <table:table-cell office:value-type="string">
            <text:p text:style-name="P3">subscription_manager_proxy_password </text:p>
          </table:table-cell>
          <table:table-cell office:value-type="string">
            <text:p text:style-name="Standard">The proxy password, if needed. </text:p>
          </table:table-cell>
        </table:table-row>
      </table:table>
      <text:h text:style-name="P18" text:outline-level="2"/>
      <text:h text:style-name="P19" text:outline-level="2"><text:bookmark-start text:name="_controller_node"/>Controller Node<text:bookmark-end text:name="_controller_node"/></text:h>
      <text:p text:style-name="text-body">Set <text:span text:style-name="_2a__20_RA-UI_20_Element">nics</text:span> parameter on the controller host. This provides the kickstart file the needed information to configure the two non-provisioned (Public API, Private API) interfaces.</text:p>
      <text:p text:style-name="text-body">The value for the parameter consists of a space separated list of nic configuration bash associative array. The entire value is enclosed within single tick-marks and parentheses. ( …)</text:p>
      <text:p text:style-name="text-body">Each key/value is in the following format: [IFACE]="parameters"</text:p>
      <text:p text:style-name="text-body">An example of defining two interfaces: hammer host set-parameter --host-id 3 --name nics \ --value ([em1]="onboot static aa:bb:cc:dd:ee:ff 192.168.0.110/255.255.255.0" [em2]="onboot static 11:22:33:44:55:66 192.169.10.110/255.255.255.0")</text:p>
      <text:p text:style-name="text-body">The parameters consist of the following:</text:p>
      <table:table table:name="Table5" table:style-name="Table5">
        <table:table-column table:style-name="Table5.A"/>
        <table:table-column table:style-name="Table5.B"/>
        <table:table-row>
          <table:table-cell office:value-type="string">
            <text:p text:style-name="P3">onboot </text:p>
          </table:table-cell>
          <table:table-cell office:value-type="string">
            <text:p text:style-name="Standard">The interface is enabled when the system boots. Default is disabled. </text:p>
          </table:table-cell>
        </table:table-row>
        <table:table-row>
          <table:table-cell office:value-type="string">
            <text:p text:style-name="P3">dhcp | static | none </text:p>
          </table:table-cell>
          <table:table-cell office:value-type="string">
            <text:p text:style-name="Standard">The interface gets its network configuration using DHCP,· the network configuration is staticaly configured, or the interface has no network configuration. If no option is specified, dhcp is assumed. </text:p>
          </table:table-cell>
        </table:table-row>
        <table:table-row>
          <table:table-cell office:value-type="string">
            <text:p text:style-name="P3">xx:xx:xx:xx:xx:xx </text:p>
          </table:table-cell>
          <table:table-cell office:value-type="string">
            <text:p text:style-name="Standard">The hardware address of the interface. </text:p>
          </table:table-cell>
        </table:table-row>
        <table:table-row>
          <table:table-cell office:value-type="string">
            <text:p text:style-name="P3">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text-body">Execute the following command to set the nic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ntroller.vlock'</text:p>
      <text:p text:style-name="Text_20_body"/>
      <text:h text:style-name="sect2" text:outline-level="2"><text:bookmark-start text:name="_compute_nodes"/>Compute Nodes<text:bookmark-end text:name="_compute_nodes"/></text:h>
      <text:p text:style-name="text-body">The <text:span text:style-name="_2a__20_RA-UI_20_Element">nics</text:span> parameter must be set to configure the three remaining ( Nova Public, Nova Private, Private API) interfaces used on the compute nodes.</text:p>
      <text:p text:style-name="text-body">Execute the following hammer command on each compute node. Note that the third interface specified is the IFACE_NOVA_PRIVATE interface. This interface has no network configuration, but should be enabled upon boot.</text:p>
      <text:p text:style-name="_2a__20_RA-Code"><text:soft-page-break/># hammer host set-parameter --host-id HOST_ID <text:s/>--name nics \<text:line-break/> <text:s/>--value '([IFACE]="onboot static MAC IP/MASK" [IFACE]="onboot static MAC IP/MASK"<text:line-break/>[IFACE_NOVA_PRIVATE]="onboot none MAC")'</text:p>
      <text:p text:style-name="text-body"/>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mpute.vlock'</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P5" text:outline-level="1"/>
      <text:h text:style-name="P6" text:outline-level="1"><text:bookmark-start text:name="_assigning_hostgroups"/>Assigning Hostgroups<text:bookmark-end text:name="_assigning_hostgroups"/></text:h>
      <text:h text:style-name="sect2" text:outline-level="2"><text:bookmark-start text:name="_configure_hostgroup_parameters"/>Configure Hostgroup Parameters<text:bookmark-end text:name="_configure_hostgroup_parameters"/></text:h>
      <text:p text:style-name="text-body">The default values for the host group parameters are specified in the <text:span text:style-name="_2a__20_RA-File">dell-poc.yaml.erb</text:span> file. This file consists of a couple of sections. The top section contains parameters that are most commonly changed. Under normal situations, the parameters in the remaining sections should not be changed.</text:p>
      <text:p text:style-name="text-body">Below are listed the parameters that should be changed for each environment. The remaining parameters are noted within the file.</text:p>
      <table:table table:name="Table6" table:style-name="Table6">
        <table:table-column table:style-name="Table6.A"/>
        <table:table-column table:style-name="Table6.B"/>
        <table:table-row>
          <table:table-cell table:style-name="Table6.A1" office:value-type="string">
            <text:p text:style-name="P3">passwd_auto</text:p>
          </table:table-cell>
          <table:table-cell table:style-name="Table6.A1" office:value-type="string">
            <text:p text:style-name="Standard">The password to use in most places. </text:p>
          </table:table-cell>
        </table:table-row>
        <table:table-row>
          <table:table-cell table:style-name="Table6.A1" office:value-type="string">
            <text:p text:style-name="P3">controller_admin_host</text:p>
          </table:table-cell>
          <table:table-cell table:style-name="Table6.A1" office:value-type="string">
            <text:p text:style-name="Standard">The IP address of the controller nodes interface that has administrative network traffic. </text:p>
          </table:table-cell>
        </table:table-row>
        <table:table-row>
          <table:table-cell table:style-name="Table6.A1" office:value-type="string">
            <text:p text:style-name="P3">controller_priv_host</text:p>
          </table:table-cell>
          <table:table-cell table:style-name="Table6.A1" office:value-type="string">
            <text:p text:style-name="Standard">The IP address of the controller nodes interface connected to the Private API network. </text:p>
          </table:table-cell>
        </table:table-row>
        <table:table-row>
          <table:table-cell table:style-name="Table6.A1" office:value-type="string">
            <text:p text:style-name="P3">controller_pub_host</text:p>
          </table:table-cell>
          <table:table-cell table:style-name="Table6.A1" office:value-type="string">
            <text:p text:style-name="Standard">The IP address of the controller nodes interface connected to the Public API network. </text:p>
          </table:table-cell>
        </table:table-row>
        <table:table-row>
          <table:table-cell table:style-name="Table6.A1" office:value-type="string">
            <text:p text:style-name="P3">nova_public_net</text:p>
          </table:table-cell>
          <table:table-cell table:style-name="Table6.A1" office:value-type="string">
            <text:p text:style-name="Standard">Network address and mask for the Nova Public Network </text:p>
          </table:table-cell>
        </table:table-row>
        <table:table-row>
          <table:table-cell table:style-name="Table6.A1" office:value-type="string">
            <text:p text:style-name="P3">nova_public_iface</text:p>
          </table:table-cell>
          <table:table-cell table:style-name="Table6.A1" office:value-type="string">
            <text:p text:style-name="Standard">Compute nodes interface that is connected to the Nova Public Network</text:p>
          </table:table-cell>
        </table:table-row>
        <table:table-row>
          <table:table-cell table:style-name="Table6.A1" office:value-type="string">
            <text:p text:style-name="P3">nova_private_net</text:p>
          </table:table-cell>
          <table:table-cell table:style-name="Table6.A1" office:value-type="string">
            <text:p text:style-name="Standard">Network address and mask for the Nova Private Network </text:p>
          </table:table-cell>
        </table:table-row>
        <table:table-row>
          <table:table-cell table:style-name="Table6.A1" office:value-type="string">
            <text:p text:style-name="P3">nova_private_iface</text:p>
          </table:table-cell>
          <table:table-cell table:style-name="Table6.A1" office:value-type="string">
            <text:p text:style-name="Standard">Compute nodes interface that is connected to the Nova Private Network </text:p>
          </table:table-cell>
        </table:table-row>
        <table:table-row>
          <table:table-cell table:style-name="Table6.A1" office:value-type="string">
            <text:p text:style-name="P3">private_api_net</text:p>
          </table:table-cell>
          <table:table-cell table:style-name="Table6.A1" office:value-type="string">
            <text:p text:style-name="Standard">Network address and mask for the Private API Network</text:p>
          </table:table-cell>
        </table:table-row>
        <table:table-row>
          <table:table-cell table:style-name="Table6.A1" office:value-type="string">
            <text:p text:style-name="P3">private_api_iface</text:p>
          </table:table-cell>
          <table:table-cell table:style-name="Table6.A1" office:value-type="string">
            <text:p text:style-name="Standard">Compute nodes interface that is connected to the Private API Network </text:p>
          </table:table-cell>
        </table:table-row>
      </table:table>
      <text:p text:style-name="Table">Table <text:sequence text:ref-name="refTable0" text:name="Table" text:formula="ooow:Table+1" style:num-format="1">3.1.1</text:sequence>: </text:p>
      <text:p text:style-name="text-body">Caution should be taken when changing parameters since the parameter type is determined when it is defined in the <text:span text:style-name="_2a__20_RA-File">dell-poc.yaml.erb</text:span> file.</text:p>
      <text:p text:style-name="text-body">When changing values, ensure the new value is in the same syntax as the previous one. Whether a parameter is enclosed in quotes, square brackets, or spans multiple lines determines the type of parameter.</text:p>
      <text:p text:style-name="text-body">Edit the <text:span text:style-name="_2a__20_RA-File">dell-poc.yaml.erb</text:span> file and make the appropriate changes.</text:p>
      <text:h text:style-name="sect2" text:outline-level="2"><text:bookmark-start text:name="_apply_hostgroup_parameters"/><text:soft-page-break/>Apply hostgroup parameters<text:bookmark-end text:name="_apply_hostgroup_parameters"/></text:h>
      <text:p text:style-name="text-body">The <text:span text:style-name="_2a__20_RA-Software_20_Name">rubygen-foreman_api </text:span>package must be installed to apply the changes in the <text:span text:style-name="_2a__20_RA-File">dell-poc.yaml.erb</text:span> file.</text:p>
      <text:p text:style-name="_2a__20_RA-Code"># yum install -y rubygem-foreman_api</text:p>
      <text:p text:style-name="text-body"/>
      <text:p text:style-name="text-body">Change to the <text:span text:style-name="_2a__20_RA-File">/usr/share/openstack-foreman-installer </text:span>directory and execute the <text:span text:style-name="_2a__20_RA-Software_20_Name">bin/quickstack_defaults.rb</text:span> command as shown below.</text:p>
      <text:p text:style-name="_2a__20_RA-Code"># cd /usr/share/openstack-foreman-installer<text:line-break/><text:line-break/># bin/quickstack_defaults.rb -g config/hostgroups.yaml -d ~/dell-poc.yaml.erb -v parameters</text:p>
      <text:p text:style-name="text-body"/>
      <text:p text:style-name="text-body">The <text:span text:style-name="_2a__20_RA-UI_20_Element">network_overrides</text:span> parameter cannot easily be set using the <text:span text:style-name="_2a__20_RA-File">dell-poc.yaml.erb </text:span>file. It is set using the <text:span text:style-name="_2a__20_RA-Software_20_Name">hammer sc-param update</text:span> command.</text:p>
      <text:p text:style-name="text-body">First, the parameter ID must be determined, then the settings applied. Replace <text:span text:style-name="_2a__20_RA-Variable_20_Data">VLAN</text:span> with the starting VLAN number to be used in the environment. Make sure the syntax of the line does not change.</text:p>
      <text:p text:style-name="_2a__20_RA-Code"># ParamId=$( hammer sc-param <text:s/>list --per-page 1000 --search network_overrides \<text:line-break/> <text:s/>| awk '/network_overrides/ {print $1}')<text:line-break/><text:line-break/># hammer sc-param update --id ${ParamId} \<text:line-break/> <text:s/>--default-value "{'vlan_start': VLAN, 'force_dhcp_release': 'false'}" --override yes</text:p>
      <text:p text:style-name="Text_20_body"/>
      <text:h text:style-name="P5" text:outline-level="1"/>
      <text:h text:style-name="P6" text:outline-level="1"><text:bookmark-start text:name="_configure_nodes"/>Configure Nodes<text:bookmark-end text:name="_configure_nodes"/></text:h>
      <text:p text:style-name="text-body">After the nodes are installed, the must have a host group assigned to them.</text:p>
      <text:p text:style-name="text-body">The IDs of the host groups must be determined. Execute the <text:span text:style-name="_2a__20_RA-Software_20_Name">hammer hostgroup list</text:span> command. Take note of the IDs for the Controller (Nova Network) and Compute (Nova Network) host groups.</text:p>
      <text:p text:style-name="_2a__20_RA-Code"># hammer hostgroup list</text:p>
      <text:h text:style-name="sect2" text:outline-level="2" text:is-list-header="true"/>
      <text:h text:style-name="sect2" text:outline-level="2"><text:bookmark-start text:name="_add_controller_hostgroup"/>Add Controller hostgroup<text:bookmark-end text:name="_add_controller_hostgroup"/></text:h>
      <text:p text:style-name="text-body">Apply the Controller (Nova Network) host group to the controller node using the <text:span text:style-name="_2a__20_RA-Software_20_Name">hammer host update</text:span> command.</text:p>
      <text:p text:style-name="_2a__20_RA-Code"># hammer host update --hostgroup-id HOSTGROUP_ID --id HOST_ID</text:p>
      <text:p text:style-name="text-body"/>
      <text:p text:style-name="text-body">Once the host group is applied, log into the controller node and execute the following command to pull the host group configuration.</text:p>
      <text:p text:style-name="_2a__20_RA-Code"># puppet agent -t -dv |&amp; tee /root/puppet.out</text:p>
      <text:p text:style-name="text-body"/>
      <text:p text:style-name="text-body">This command pipes a copy of the output to the <text:span text:style-name="_2a__20_RA-File">/root/puppet.out</text:span> file for later review. Watch the output or review the <text:span text:style-name="_2a__20_RA-File">/root/puppet.out </text:span>file for errors.</text:p>
      <text:h text:style-name="sect2" text:outline-level="2"><text:bookmark-start text:name="_add_compute_hostgroup"/>Add Compute hostgroup<text:bookmark-end text:name="_add_compute_hostgroup"/></text:h>
      <text:p text:style-name="text-body">Add the host groups to the hosts one at a time. Make sure to run <text:span text:style-name="_2a__20_RA-Software_20_Name">puppet agent -t -dv |&amp; tee /root/puppet.out</text:span> between each.</text:p>
      <text:p text:style-name="text-body">Do not add the next host in the list until the previous one is finished. Failure to do so can lead to a race condition that prevents proper installation and configuration of the compute nodes.</text:p>
      <text:p text:style-name="listingblock"># hammer host update --hostgroup-id HOSTGROUP_ID --id HOST_ID</text:p>
      <text:p text:style-name="text-body">Wait for each compute node to finish its configuration before starting the next one.</text:p>
      <text:p text:style-name="text-body"/>
      <text:h text:style-name="P6" text:outline-level="1">Appendix A - Updating RPMs on Version Locked Nodes</text:h>
      <text:p text:style-name="text-body">At a high level, updating RPMs on a version locked node (Foreman VM, Ceph ICE VM, OpenStack Controller nodes, OpenStack Compute nodes, or Ceph Storage nodes) is to identify the RPMs that need to be updated, remove them from the version lock list on that node, update the RPMs, and then add the updated RPMs back into the version lock list. <text:s/>Detailed instructions for accomplishing this follow.</text:p>
      <text:p text:style-name="text-body"><text:span text:style-name="T1">Note:</text:span> All of the following commands should be run as the root user.</text:p>
      <text:p text:style-name="text-body">To produce a list of RPMs that are version locked on a node, login to the node and execute the following command:</text:p>
      <text:p text:style-name="_2a__20_RA-Code"># yum versionlock list</text:p>
      <text:p text:style-name="text-body"/>
      <text:p text:style-name="text-body">Next, identify the RPMs to be updated from the output of the above command.</text:p>
      <text:p text:style-name="text-body">Remove the selected RPMs from the version lock list by executing the following command for each RPM, substituting VLockListEntry with an entry from the output of the versionlock list command above containing the RPM name:</text:p>
      <text:p text:style-name="_2a__20_RA-Code"># yum versionlock delete “VLockListEntry”</text:p>
      <text:p text:style-name="text-body"/>
      <text:p text:style-name="text-body"><text:span text:style-name="T1">Note:</text:span> The VLockListEntry must match an entry in the output of the “yum versionlock list” command exactly.</text:p>
      <text:p text:style-name="text-body">Update each of the selected RPMs by executing the following command for each RPM, substituting RPMName with the name of the RPM without the version number:</text:p>
      <text:p text:style-name="_2a__20_RA-Code">yum update RPMName</text:p>
      <text:p text:style-name="text-body"/>
      <text:p text:style-name="text-body">Finally, add each of the selected RPMs back into the version lock list by executing the following command again substituting RPMName with the name of the RPM without the version number:</text:p>
      <text:p text:style-name="_2a__20_RA-Code">yum versionlock add RPMName</text:p>
      <text:p text:style-name="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9</text:page-number></text:span><text:span text:style-name="MT1"><text:tab/></text:span></text:p>
      </style:footer>
      <style:footer-left>
        <text:p text:style-name="Footer"><text:span text:style-name="MT2"><text:tab/></text:span><text:span text:style-name="MT2"><text:page-number text:select-page="current">18</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19</text:page-number></text:span><text:span text:style-name="MT1"><text:tab/></text:span><text:span text:style-name="MT2">www.redhat.com</text:span></text:p>
      </style:footer>
      <style:footer-left>
        <text:p text:style-name="Footer"><text:span text:style-name="MT2">www.redhat.com<text:tab/></text:span><text:span text:style-name="MT2"><text:page-number text:select-page="current">19</text:page-number></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19</text:page-number></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19</text:page-number></text:span><text:span text:style-name="MT1"><text:tab/></text:span><text:span text:style-name="MT2">www.redhat.com</text:span></text:p>
      </style:footer>
      <style:footer-left>
        <text:p text:style-name="Footer"><text:span text:style-name="MT2">www.redhat.com<text:tab/></text:span><text:span text:style-name="MT2"><text:page-number text:select-page="current">19</text:page-number></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19</text:page-number></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1-06T10:45:19.54</dc:date>
    <meta:editing-duration>P1DT6M34S</meta:editing-duration>
    <meta:editing-cycles>15</meta:editing-cycles>
    <meta:generator>OpenOffice/4.1.1$Win32 OpenOffice.org_project/411m6$Build-9775</meta:generator>
    <meta:document-statistic meta:table-count="7" meta:image-count="8" meta:object-count="0" meta:page-count="19" meta:paragraph-count="296" meta:word-count="3808" meta:character-count="25856"/>
  </office:meta>
</office:document-meta>
</file>